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0000" draw:stroke="none" fo:margin="1.000000000000000pt" style:wrap="biggest" style:wrap-dynamic-threshold="0.000000000000000pt" svg:fill-rule="evenodd"/>
    </style:style>
    <style:style style:name="gr3" style:family="graphic">
      <style:graphic-properties draw:fill="solid" draw:fill-color="#000000" draw:stroke="none" fo:margin="1.000000000000000pt" style:wrap="biggest" style:wrap-dynamic-threshold="0.000000000000000pt" svg:fill-rule="evenodd"/>
    </style:style>
    <style:style style:name="gr4" style:family="graphic">
      <style:graphic-properties draw:fill="solid" draw:fill-color="#ffec00" draw:stroke="none" fo:margin="1.000000000000000pt" style:wrap="biggest" style:wrap-dynamic-threshold="0.000000000000000pt" svg:fill-rule="evenodd"/>
    </style:style>
    <style:style style:name="gr5" style:family="graphic">
      <style:graphic-properties draw:fill="solid" draw:fill-color="#ffee00" draw:stroke="none" fo:margin="1.000000000000000pt" style:wrap="biggest" style:wrap-dynamic-threshold="0.000000000000000pt" svg:fill-rule="evenodd"/>
    </style:style>
    <style:style style:name="gr6" style:family="graphic">
      <style:graphic-properties draw:fill="none" draw:stroke="solid" draw:stroke-linejoin="miter" fo:margin="1.000000000000000pt" style:wrap="biggest" style:wrap-dynamic-threshold="0.000000000000000pt" svg:fill-rule="nonzero" svg:stroke-color="#000000" svg:stroke-opacity="1" svg:stroke-width="0.567895650000000pt"/>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918" draw:layer="" svg:width="147.76590400000pt" svg:height="50.74469920000pt"/>
          <draw:rect draw:style-name="gr3" draw:id="shape3" draw:name="rect919" draw:layer="" svg:width="147.76590400000pt" svg:height="50.74469920000pt" svg:x="0.00000000000pt" svg:y="49.25529760000pt"/>
          <draw:path draw:style-name="gr4" draw:id="shape4" draw:name="path824" draw:layer="" svg:width="35.89736693664pt" svg:height="43.91560604955pt" svg:x="51.98852800000pt" svg:y="25.36584080000pt" svg:viewBox="0 0 36 44" svg:d="M15.8706 3.09019C48.6332 11.6816 27.5683 53.8077 1.74842 36.2743C1.16561 37.1699 0.583006 38.0657 0 38.9614C15.1955 49.8053 30.2553 41.0762 34.4844 29.7642C38.906 18.1009 32.9931 1.69607 16.1393 0C16.05 1.03007 15.9601 2.06012 15.8706 3.09019Z" koffice:nodeTypes="cccccc"/>
          <draw:rect draw:style-name="gr4" draw:id="shape5" draw:name="rect825" draw:layer="" svg:width="4.76055792000pt" svg:height="4.75588000000pt" draw:transform="matrix(0.90641566000 0.42238684000 -0.42345385000 0.90591768000 56.22232675097pt 64.73195076329pt)"/>
          <draw:rect draw:style-name="gr4" draw:id="shape6" draw:name="rect826" draw:layer="" svg:width="4.76186216000pt" svg:height="4.75456888000pt" svg:x="85.80889600000pt" svg:y="44.97692880000pt"/>
          <draw:rect draw:style-name="gr4" draw:id="shape7" draw:name="rect827" draw:layer="" svg:width="4.76089784000pt" svg:height="4.75552752000pt" draw:transform="matrix(0.93193398000 -0.36262799000 0.36359712000 0.93155630000 83.48779271305pt 37.25399629775pt)"/>
          <draw:rect draw:style-name="gr4" draw:id="shape8" draw:name="rect828" draw:layer="" svg:width="4.75823552000pt" svg:height="4.75819400000pt" draw:transform="matrix(0.71094332000 -0.70324931000 0.70434190000 0.70986090000 78.34656150880pt 31.45831440565pt)"/>
          <draw:rect draw:style-name="gr4" draw:id="shape9" draw:name="rect829" draw:layer="" svg:width="4.76095200000pt" svg:height="4.75548288000pt" draw:transform="matrix(0.93574734000 0.35267113000 -0.35362006000 0.93538915000 73.12652684063pt 23.55609994643pt)"/>
          <draw:rect draw:style-name="gr4" draw:id="shape10" draw:name="rect830" draw:layer="" svg:width="4.76085512000pt" svg:height="4.75557744000pt" draw:transform="matrix(0.92873908000 0.37073403000 -0.37171789000 0.92834574000 85.24387259460pt 52.65463743574pt)"/>
          <draw:rect draw:style-name="gr4" draw:id="shape11" draw:name="rect831" draw:layer="" svg:width="4.76073456000pt" svg:height="4.75568920000pt" draw:transform="matrix(0.92012369000 -0.39162787000 0.39264794000 0.91968886000 71.36933141618pt 66.56637848313pt)"/>
          <draw:rect draw:style-name="gr4" draw:id="shape12" draw:name="rect832" draw:layer="" svg:width="4.76186216000pt" svg:height="4.75456888000pt" svg:x="63.52334560000pt" svg:y="67.11555200000pt"/>
          <draw:path draw:style-name="gr4" draw:id="shape13" draw:name="path739" draw:layer="" svg:width="13.01421508381pt" svg:height="12.28241030560pt" svg:x="61.21557520000pt" svg:y="31.95206480000pt" svg:viewBox="0 0 13 12" svg:d="M10.5124 12.2824L6.46887 9.26756L2.44652 12.1744L4.04282 7.57003L0 4.56503L4.85746 4.53063L6.55987 0L8.1061 4.56121L13.0142 4.51265L9.12242 7.5728L10.5124 12.2823Z" koffice:nodeTypes="cccccccccccc"/>
          <draw:path draw:style-name="gr5" draw:id="shape14" draw:name="path878" draw:layer="" svg:width="9.18769588399pt" svg:height="7.50744263866pt" svg:x="87.28063200000pt" svg:y="67.81987280000pt" svg:viewBox="0 0 9 8" svg:d="M1.84162 0C1.61111 0.0804895 0.655945 2.38339 0 3.51051C0.342055 3.60846 0.487107 3.62526 0.690015 3.70776C3.28923 4.6313 4.57007 5.4739 5.67449 7.07536C6.22421 7.61229 7.01301 7.63923 7.61565 7.20947C7.61565 7.20947 8.14768 6.99487 8.83941 6.24331C9.40456 5.37388 9.25722 4.68326 8.57616 4.09636C6.49298 2.56685 4.21717 1.42223 1.84162 0Z" koffice:nodeTypes="cccccccc"/>
          <draw:path draw:style-name="gr3" draw:id="shape15" draw:name="path879" draw:layer="" svg:width="3.05408156213pt" svg:height="3.05408156213pt" draw:transform="matrix(0.56833031000 0.00000000000 0.00000000000 0.56745753000 93.28375350378pt 72.21483288091pt)" svg:viewBox="0 0 3 3" svg:d="M3.05408 1.52704C3.05408 2.3704 2.3704 3.05408 1.52704 3.05408C0.683679 3.05408 0 2.3704 0 1.52704C2.29414e-14 0.683679 0.683679 0 1.52704 0C2.3704 0 3.05408 0.683679 3.05408 1.52704Z" koffice:nodeTypes="ccccc"/>
          <draw:path draw:style-name="gr3" draw:id="shape16" draw:name="path880" draw:layer="" svg:width="3.05408156213pt" svg:height="3.05408156213pt" draw:transform="matrix(0.56833031000 0.00000000000 0.00000000000 0.56745753000 89.03854102378pt 69.49984088184pt)" svg:viewBox="0 0 3 3" svg:d="M3.05408 1.52704C3.05408 2.3704 2.3704 3.05408 1.52704 3.05408C0.683679 3.05408 0 2.3704 0 1.52704C2.29414e-14 0.683679 0.683679 0 1.52704 0C2.3704 0 3.05408 0.683679 3.05408 1.52704Z" koffice:nodeTypes="ccccc"/>
          <draw:path draw:style-name="gr3" draw:id="shape17" draw:name="path881" draw:layer="" svg:width="3.05408156213pt" svg:height="3.05408156213pt" draw:transform="matrix(0.56833031000 0.00000000000 0.00000000000 0.56745753000 91.20276862378pt 70.88504888091pt)" svg:viewBox="0 0 3 3" svg:d="M3.05408 1.52704C3.05408 2.3704 2.3704 3.05408 1.52704 3.05408C0.683679 3.05408 0 2.3704 0 1.52704C2.29414e-14 0.683679 0.683679 0 1.52704 0C2.3704 0 3.05408 0.683679 3.05408 1.52704Z" koffice:nodeTypes="ccccc"/>
          <draw:path draw:style-name="gr5" draw:id="shape18" draw:name="path882" draw:layer="" svg:width="30.53729770378pt" svg:height="25.15198689180pt" svg:x="58.03463407849pt" svg:y="46.17772806022pt" svg:viewBox="0 0 31 25" svg:d="M28.655 25.152C20.2647 20.3171 11.4462 15.0888 3.05639 10.2535C-0.639374 7.93587 -0.823068 3.60372 1.64321 0.318869C1.89983 -0.146498 2.20218 -0.0312861 2.33581 0.21461C2.62416 1.81377 3.51228 3.46621 4.5768 4.4962C13.3857 10.1497 21.8685 15.6116 30.5373 21.5493C29.8576 22.6981 29.3342 24.0036 28.655 25.152Z" koffice:nodeTypes="ccccccc"/>
          <draw:rect draw:style-name="gr4" draw:id="shape19" draw:name="rect892" draw:layer="" svg:width="4.75860328000pt" svg:height="4.75782928000pt" draw:transform="matrix(0.74495203000 0.66711803000 -0.66825620000 0.74393122000 81.48618883969pt 59.69355278209pt)"/>
          <draw:path draw:style-name="gr6" draw:id="shape20" draw:name="path893" draw:layer="" svg:width="24.63252678223pt" svg:height="14.99538035573pt" svg:x="63.49532960000pt" svg:y="53.30784880000pt" svg:viewBox="0 0 25 15" svg:d="M24.6325 14.9954L0 0" koffice:nodeTypes="cc"/>
          <draw:path draw:style-name="gr6" draw:id="shape21" draw:name="path894" draw:layer="" svg:width="8.79695707005pt" svg:height="5.86916349674pt" svg:x="76.85790800000pt" svg:y="59.42732080000pt" svg:viewBox="0 0 9 6" svg:d="M8.79696 5.86916L0 0" koffice:nodeTypes="cc"/>
          <draw:path draw:style-name="gr6" draw:id="shape22" draw:name="path895" draw:layer="" svg:width="9.00895297915pt" svg:height="4.83337580486pt" svg:x="71.98463440000pt" svg:y="62.98822480000pt" svg:viewBox="0 0 9 5" svg:d="M9.00895 4.83338L0 0" koffice:nodeTypes="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07:05</dc:date>
    <meta:creation-date>2011-05-22T06:11:18</meta:creation-date>
    <dc:creator>Yue Liu</dc:creator>
  </office:meta>
</office:document-meta>
</file>